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f2a1" draw:textarea-horizontal-align="justify" draw:textarea-vertical-align="top" draw:auto-grow-height="false" fo:min-height="9.726cm" fo:min-width="5.5cm"/>
      <style:paragraph-properties style:writing-mode="lr-tb"/>
    </style:style>
    <style:style style:name="gr2" style:family="graphic" style:parent-style-name="standard">
      <style:graphic-properties svg:stroke-color="#000000" draw:fill-color="#ffff00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752cm" fo:min-width="2.94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334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696cm" fo:min-width="1.622cm"/>
    </style:style>
    <style:style style:name="gr8" style:family="graphic" style:parent-style-name="objectwithoutfill">
      <style:graphic-properties svg:stroke-width="0.106cm" svg:stroke-color="#000000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000000" draw:marker-start="Arrow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bf00" draw:textarea-horizontal-align="justify" draw:textarea-vertical-align="top" draw:auto-grow-height="false" fo:min-height="5.75cm" fo:min-width="6.5cm"/>
      <style:paragraph-properties style:writing-mode="lr-tb"/>
    </style:style>
    <style:style style:name="gr11" style:family="graphic" style:parent-style-name="standard">
      <style:graphic-properties draw:fill-color="#e8f2a1" draw:textarea-horizontal-align="justify" draw:textarea-vertical-align="top" draw:auto-grow-height="false" fo:min-height="12.722cm" fo:min-width="6.552cm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top" draw:auto-grow-height="false" fo:min-height="7.75cm" fo:min-width="6.5cm"/>
      <style:paragraph-properties style:writing-mode="lr-tb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14" style:family="graphic" style:parent-style-name="objectwithoutfill">
      <style:graphic-properties svg:stroke-width="0.106cm" svg:stroke-color="#ff0000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fill-color="#e8f2a1" draw:textarea-horizontal-align="justify" draw:textarea-vertical-align="top" draw:auto-grow-height="false" fo:min-height="21.673cm" fo:min-width="39.628cm"/>
      <style:paragraph-properties style:writing-mode="lr-tb"/>
    </style:style>
    <style:style style:name="gr16" style:family="graphic" style:parent-style-name="standard">
      <style:graphic-properties draw:fill-color="#ffd7d7" draw:textarea-horizontal-align="justify" draw:textarea-vertical-align="top" draw:auto-grow-height="false" fo:min-height="18.75cm" fo:min-width="30.5cm"/>
      <style:paragraph-properties style:writing-mode="lr-tb"/>
    </style:style>
    <style:style style:name="gr17" style:family="graphic" style:parent-style-name="standard">
      <style:graphic-properties svg:stroke-color="#000000" draw:fill-color="#b4c7dc" draw:textarea-horizontal-align="justify" draw:textarea-vertical-align="top" draw:auto-grow-height="false" fo:min-height="7.75cm" fo:min-width="8.5cm"/>
      <style:paragraph-properties style:writing-mode="lr-tb"/>
    </style:style>
    <style:style style:name="gr18" style:family="graphic" style:parent-style-name="standard">
      <style:graphic-properties svg:stroke-color="#000000" draw:fill-color="#b4c7dc" draw:textarea-horizontal-align="justify" draw:textarea-vertical-align="top" draw:auto-grow-height="false" fo:min-height="9.75cm" fo:min-width="8.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svg:stroke-color="#000000" draw:fill-color="#b4c7dc" draw:textarea-horizontal-align="justify" draw:textarea-vertical-align="middle" draw:auto-grow-height="false" fo:min-height="1.75cm" fo:min-width="1.5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e8f2a1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b4c7dc"/>
      <style:paragraph-properties fo:text-align="center" style:writing-mode="lr-tb"/>
    </style:style>
    <style:style style:name="P9" style:family="paragraph">
      <loext:graphic-properties draw:fill-color="#dee6ef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bf00"/>
      <style:paragraph-properties fo:text-align="start" style:writing-mode="lr-tb"/>
    </style:style>
    <style:style style:name="P12" style:family="paragraph">
      <loext:graphic-properties draw:fill-color="#e8f2a1"/>
      <style:paragraph-properties fo:text-align="start" style:writing-mode="lr-tb"/>
    </style:style>
    <style:style style:name="P13" style:family="paragraph">
      <loext:graphic-properties draw:fill-color="#ffd7d7"/>
      <style:paragraph-properties fo:text-align="center" style:writing-mode="lr-tb"/>
    </style:style>
    <style:style style:name="P14" style:family="paragraph">
      <loext:graphic-properties draw:fill-color="#b4c7dc"/>
      <style:paragraph-properties fo:text-align="start"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-color="#ffff00"/>
      <style:paragraph-properties fo:text-align="center" style:writing-mode="lr-tb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9.976cm" draw:transform="rotate (-0.00401425727958784) translate (30cm 11cm)">
          <text:p text:style-name="P1">AWS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cm" svg:height="3cm" svg:x="12cm" svg:y="14cm">
          <text:p text:style-name="P3">Frontend</text:p>
          <draw:enhanced-geometry svg:viewBox="0 0 21600 21600" draw:type="rectangle" draw:enhanced-path="M 0 0 L 21600 0 21600 21600 0 21600 0 0 Z N"/>
        </draw:custom-shape>
        <draw:custom-shape draw:style-name="gr2" draw:text-style-name="P6" xml:id="id4" draw:id="id4" draw:layer="layout" svg:width="4cm" svg:height="3cm" svg:x="21.96cm" svg:y="12cm">
          <text:p text:style-name="P5">Feed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4cm" svg:height="3cm" svg:x="21.96cm" svg:y="17cm">
          <text:p text:style-name="P3">User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19.96cm" svg:y="13.538cm">
          <draw:text-box>
            <text:p>8080</text:p>
          </draw:text-box>
        </draw:frame>
        <draw:frame draw:style-name="gr3" draw:text-style-name="P7" draw:layer="layout" svg:width="2cm" svg:height="0.962cm" svg:x="19.96cm" svg:y="18.538cm">
          <draw:text-box>
            <text:p>8080</text:p>
          </draw:text-box>
        </draw:frame>
        <draw:frame draw:style-name="gr3" draw:text-style-name="P7" draw:layer="layout" svg:width="2cm" svg:height="0.962cm" svg:x="14.25cm" svg:y="12.288cm">
          <draw:text-box>
            <text:p>8100</text:p>
          </draw:text-box>
        </draw:frame>
        <draw:custom-shape draw:style-name="gr4" draw:text-style-name="P8" xml:id="id2" draw:id="id2" draw:layer="layout" svg:width="4cm" svg:height="3cm" svg:x="30.96cm" svg:y="12cm">
          <text:p text:style-name="P3">S3 Bucke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8" draw:layer="layout" svg:width="4cm" svg:height="3cm" svg:x="30.96cm" svg:y="17cm">
          <text:p text:style-name="P3">R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7" draw:layer="layout" svg:width="16cm" svg:height="1.673cm" svg:x="2cm" svg:y="2cm">
          <draw:text-box>
            <text:p>Local Development Architecture</text:p>
            <text:p>(non-containerised)</text:p>
          </draw:text-box>
        </draw:frame>
        <draw:custom-shape draw:style-name="gr2" draw:text-style-name="P4" xml:id="id1" draw:id="id1" draw:layer="layout" svg:width="4cm" svg:height="3cm" svg:x="17cm" svg:y="6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75cm" svg:x="17.5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10" draw:layer="layout" svg:x1="21cm" svg:y1="7.5cm" svg:x2="32.96cm" svg:y2="12cm" draw:start-shape="id1" draw:start-glue-point="1" draw:end-shape="id2" draw:end-glue-point="4" svg:d="M21000 7500h11960v4500" svg:viewBox="0 0 11961 4501">
          <text:p/>
        </draw:connector>
        <draw:connector draw:style-name="gr8" draw:text-style-name="P10" draw:layer="layout" svg:x1="17cm" svg:y1="7.5cm" svg:x2="14cm" svg:y2="14cm" draw:start-shape="id1" draw:start-glue-point="3" draw:end-shape="id3" draw:end-glue-point="0" svg:d="M17000 7500h-3000v6500" svg:viewBox="0 0 3001 6501">
          <text:p/>
        </draw:connector>
        <draw:connector draw:style-name="gr8" draw:text-style-name="P10" draw:layer="layout" svg:x1="19cm" svg:y1="9cm" svg:x2="21.96cm" svg:y2="13.5cm" draw:start-shape="id1" draw:start-glue-point="2" draw:end-shape="id4" draw:end-glue-point="3" svg:d="M19000 9000v4500h2960" svg:viewBox="0 0 2961 4501">
          <text:p/>
        </draw:connector>
        <draw:connector draw:style-name="gr8" draw:text-style-name="P10" draw:layer="layout" svg:x1="19cm" svg:y1="9cm" svg:x2="21.96cm" svg:y2="18.5cm" draw:start-shape="id1" draw:start-glue-point="2" draw:end-shape="id5" draw:end-glue-point="3" svg:d="M19000 9000v9500h2960" svg:viewBox="0 0 2961 9501">
          <text:p/>
        </draw:connector>
        <draw:line draw:style-name="gr9" draw:text-style-name="P10" draw:layer="layout" svg:x1="26cm" svg:y1="13.5cm" svg:x2="31cm" svg:y2="18.5cm">
          <text:p/>
        </draw:line>
        <draw:line draw:style-name="gr9" draw:text-style-name="P10" draw:layer="layout" svg:x1="26cm" svg:y1="18.5cm" svg:x2="31cm" svg:y2="18.5cm">
          <text:p/>
        </draw:line>
        <draw:line draw:style-name="gr9" draw:text-style-name="P10" draw:layer="layout" svg:x1="26cm" svg:y1="13.5cm" svg:x2="31cm" svg:y2="13.5cm">
          <text:p/>
        </draw:line>
      </draw:page>
      <draw:page draw:name="page2" draw:style-name="dp1" draw:master-page-name="Default">
        <draw:custom-shape draw:style-name="gr10" draw:text-style-name="P11" draw:layer="layout" svg:width="7cm" svg:height="6cm" svg:x="25cm" svg:y="11cm">
          <text:p text:style-name="P1">Docker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xml:id="id10" draw:id="id10" draw:layer="layout" svg:width="4cm" svg:height="3cm" svg:x="27cm" svg:y="13cm">
          <text:p text:style-name="P5">Feed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25cm" svg:y="14.538cm">
          <draw:text-box>
            <text:p>8080</text:p>
          </draw:text-box>
        </draw:frame>
        <draw:custom-shape draw:style-name="gr10" draw:text-style-name="P11" draw:layer="layout" svg:width="7cm" svg:height="6cm" svg:x="25cm" svg:y="18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4cm" svg:height="3cm" svg:x="27cm" svg:y="20cm">
          <text:p text:style-name="P3">User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25cm" svg:y="21.538cm">
          <draw:text-box>
            <text:p>8080</text:p>
          </draw:text-box>
        </draw:frame>
        <draw:custom-shape draw:style-name="gr11" draw:text-style-name="P12" draw:layer="layout" svg:width="7.052cm" svg:height="12.972cm" draw:transform="rotate (-0.00401425727958784) translate (35.052cm 11cm)">
          <text:p text:style-name="P1">AW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4cm" svg:height="3cm" svg:x="37cm" svg:y="13cm">
          <text:p text:style-name="P3">S3 Bucket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8" xml:id="id12" draw:id="id12" draw:layer="layout" svg:width="4cm" svg:height="3cm" svg:x="37cm" svg:y="20cm">
          <text:p text:style-name="P3">RD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7" draw:layer="layout" svg:width="16cm" svg:height="1.673cm" svg:x="2cm" svg:y="2cm">
          <draw:text-box>
            <text:p>Local Test Architecture</text:p>
            <text:p>(containerised)</text:p>
          </draw:text-box>
        </draw:frame>
        <draw:custom-shape draw:style-name="gr12" draw:text-style-name="P11" draw:layer="layout" svg:width="7cm" svg:height="8cm" svg:x="5cm" svg:y="14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13" draw:text-style-name="P4" xml:id="id7" draw:id="id7" draw:layer="layout" svg:width="4cm" svg:height="2cm" svg:x="7cm" svg:y="16cm">
          <text:p text:style-name="P3">Nginx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9.25cm" svg:y="14.538cm">
          <draw:text-box>
            <text:p>80</text:p>
          </draw:text-box>
        </draw:frame>
        <draw:custom-shape draw:style-name="gr10" draw:text-style-name="P11" draw:layer="layout" svg:width="7cm" svg:height="6cm" svg:x="15cm" svg:y="14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4cm" svg:height="3cm" svg:x="17cm" svg:y="16cm">
          <text:p text:style-name="P3">Reverse</text:p>
          <text:p text:style-name="P3">Proxy</text:p>
          <text:p text:style-name="P3">(Nginx)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19.5cm" svg:y="14.538cm">
          <draw:text-box>
            <text:p>8080</text:p>
          </draw:text-box>
        </draw:frame>
        <draw:connector draw:style-name="gr8" draw:text-style-name="P10" draw:layer="layout" svg:x1="17cm" svg:y1="7.5cm" svg:x2="9cm" svg:y2="16cm" draw:start-shape="id6" draw:start-glue-point="3" draw:end-shape="id7" draw:end-glue-point="0" svg:d="M17000 7500h-8000v8500" svg:viewBox="0 0 8001 8501">
          <text:p/>
        </draw:connector>
        <draw:connector draw:style-name="gr14" draw:text-style-name="P10" draw:layer="layout" draw:line-skew="-0.5cm" svg:x1="21cm" svg:y1="17.5cm" svg:x2="27cm" svg:y2="21.5cm" draw:start-shape="id8" draw:end-shape="id9" svg:d="M21000 17500h2500v4000h3500" svg:viewBox="0 0 6001 4001">
          <text:p/>
        </draw:connector>
        <draw:connector draw:style-name="gr8" draw:text-style-name="P10" draw:layer="layout" svg:x1="31cm" svg:y1="14.5cm" svg:x2="37cm" svg:y2="14.5cm" draw:start-shape="id10" draw:end-shape="id11" draw:end-glue-point="5" svg:d="M31000 14500h6000" svg:viewBox="0 0 6001 1">
          <text:p/>
        </draw:connector>
        <draw:connector draw:style-name="gr8" draw:text-style-name="P10" draw:layer="layout" svg:x1="19cm" svg:y1="9cm" svg:x2="19cm" svg:y2="16cm" draw:start-shape="id6" draw:start-glue-point="2" draw:end-shape="id8" svg:d="M19000 9000v7000" svg:viewBox="0 0 1 7001">
          <text:p/>
        </draw:connector>
        <draw:connector draw:style-name="gr14" draw:text-style-name="P10" draw:layer="layout" draw:line-skew="-0.5cm" svg:x1="21cm" svg:y1="17.5cm" svg:x2="27cm" svg:y2="14.5cm" draw:start-shape="id8" draw:end-shape="id10" draw:end-glue-point="3" svg:d="M21000 17500h2500v-3000h3500" svg:viewBox="0 0 6001 3001">
          <text:p/>
        </draw:connector>
        <draw:connector draw:style-name="gr8" draw:text-style-name="P10" draw:layer="layout" svg:x1="31cm" svg:y1="21.5cm" svg:x2="37cm" svg:y2="21.5cm" draw:start-shape="id9" draw:end-shape="id12" svg:d="M31000 21500h6000" svg:viewBox="0 0 6001 1">
          <text:p/>
        </draw:connector>
        <draw:line draw:style-name="gr9" draw:text-style-name="P10" draw:layer="layout" svg:x1="31cm" svg:y1="14.5cm" svg:x2="37cm" svg:y2="21.5cm">
          <text:p/>
        </draw:line>
        <draw:connector draw:style-name="gr8" draw:text-style-name="P10" draw:layer="layout" svg:x1="21cm" svg:y1="7.5cm" svg:x2="39cm" svg:y2="13cm" draw:start-shape="id6" draw:start-glue-point="1" draw:end-shape="id11" draw:end-glue-point="4" svg:d="M21000 7500h18000v5500" svg:viewBox="0 0 18001 5501">
          <text:p/>
        </draw:connector>
        <draw:custom-shape draw:style-name="gr2" draw:text-style-name="P4" xml:id="id6" draw:id="id6" draw:layer="layout" svg:width="4cm" svg:height="3cm" svg:x="17cm" svg:y="6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75cm" svg:x="17.459cm" svg:y="2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4cm" svg:height="3cm" svg:x="7cm" svg:y="18cm">
          <text:p text:style-name="P3">Frontend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9.25cm" svg:y="12.788cm">
          <draw:text-box>
            <text:p>8100</text:p>
          </draw:text-box>
        </draw:frame>
      </draw:page>
      <draw:page draw:name="page3" draw:style-name="dp1" draw:master-page-name="Default">
        <draw:custom-shape draw:style-name="gr15" draw:text-style-name="P12" draw:layer="layout" svg:width="40.128cm" svg:height="21.923cm" draw:transform="rotate (-0.00401425727958784) translate (2.088cm 10cm)">
          <text:p text:style-name="P1">AW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1cm" svg:height="19cm" svg:x="3.088cm" svg:y="12cm">
          <text:p text:style-name="P1">EKS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cm" svg:height="8cm" svg:x="24.088cm" svg:y="13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cm" svg:height="8cm" svg:x="24.088cm" svg:y="22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cm" svg:height="8cm" svg:x="14.088cm" svg:y="18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9cm" svg:height="10cm" svg:x="4.088cm" svg:y="15cm">
          <text:p text:style-name="P1">EC2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6cm" svg:x="25.088cm" svg:y="14cm">
          <text:p text:style-name="P1">Docker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6" xml:id="id17" draw:id="id17" draw:layer="layout" svg:width="4cm" svg:height="3cm" svg:x="27.088cm" svg:y="16cm">
          <text:p text:style-name="P15"><text:span text:style-name="T1">Feed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25.088cm" svg:y="17.538cm">
          <draw:text-box>
            <text:p>8080</text:p>
          </draw:text-box>
        </draw:frame>
        <draw:custom-shape draw:style-name="gr10" draw:text-style-name="P11" draw:layer="layout" svg:width="7cm" svg:height="6cm" svg:x="25.088cm" svg:y="23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4cm" svg:height="3cm" svg:x="27.088cm" svg:y="25cm">
          <text:p text:style-name="P3">User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25.088cm" svg:y="26.538cm">
          <draw:text-box>
            <text:p>8080</text:p>
          </draw:text-box>
        </draw:frame>
        <draw:custom-shape draw:style-name="gr4" draw:text-style-name="P8" xml:id="id18" draw:id="id18" draw:layer="layout" svg:width="4cm" svg:height="3cm" svg:x="37.088cm" svg:y="16cm">
          <text:p text:style-name="P3">S3 Bucket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8" xml:id="id19" draw:id="id19" draw:layer="layout" svg:width="4cm" svg:height="3cm" svg:x="37.088cm" svg:y="25cm">
          <text:p text:style-name="P3">RD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9" draw:text-style-name="P7" draw:layer="layout" svg:width="16cm" svg:height="1cm" svg:x="2cm" svg:y="2cm">
          <draw:text-box>
            <text:p>AWS Cloud Deployment</text:p>
          </draw:text-box>
        </draw:frame>
        <draw:custom-shape draw:style-name="gr12" draw:text-style-name="P11" draw:layer="layout" svg:width="7cm" svg:height="8cm" svg:x="5.088cm" svg:y="16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13" draw:text-style-name="P4" xml:id="id14" draw:id="id14" draw:layer="layout" svg:width="4cm" svg:height="2cm" svg:x="7.088cm" svg:y="18cm">
          <text:p text:style-name="P3">Web Server</text:p>
          <text:p text:style-name="P3">(Nginx)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6cm" svg:x="15.088cm" svg:y="19cm">
          <text:p text:style-name="P1">Docker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4cm" svg:height="3cm" svg:x="17.088cm" svg:y="21cm">
          <text:p text:style-name="P3">Reverse</text:p>
          <text:p text:style-name="P3">Proxy</text:p>
          <text:p text:style-name="P3">(Nginx)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19.588cm" svg:y="19.538cm">
          <draw:text-box>
            <text:p>8080</text:p>
          </draw:text-box>
        </draw:frame>
        <draw:connector draw:style-name="gr8" draw:text-style-name="P10" draw:layer="layout" svg:x1="17.088cm" svg:y1="7.5cm" svg:x2="9.088cm" svg:y2="18cm" draw:start-shape="id13" draw:start-glue-point="3" draw:end-shape="id14" draw:end-glue-point="0" svg:d="M17088 7500h-8000v10500" svg:viewBox="0 0 8001 10501">
          <text:p/>
        </draw:connector>
        <draw:connector draw:style-name="gr14" draw:text-style-name="P10" draw:layer="layout" draw:line-skew="-0.5cm" svg:x1="21.088cm" svg:y1="22.5cm" svg:x2="27.088cm" svg:y2="26.5cm" draw:start-shape="id15" draw:end-shape="id16" svg:d="M21088 22500h2500v4000h3500" svg:viewBox="0 0 6001 4001">
          <text:p/>
        </draw:connector>
        <draw:connector draw:style-name="gr8" draw:text-style-name="P10" draw:layer="layout" svg:x1="31.088cm" svg:y1="17.5cm" svg:x2="37.088cm" svg:y2="17.5cm" draw:start-shape="id17" draw:end-shape="id18" draw:end-glue-point="5" svg:d="M31088 17500h6000" svg:viewBox="0 0 6001 1">
          <text:p/>
        </draw:connector>
        <draw:connector draw:style-name="gr8" draw:text-style-name="P10" draw:layer="layout" svg:x1="19.088cm" svg:y1="9cm" svg:x2="19.088cm" svg:y2="21cm" draw:start-shape="id13" draw:start-glue-point="2" draw:end-shape="id15" svg:d="M19088 9000v12000" svg:viewBox="0 0 1 12001">
          <text:p/>
        </draw:connector>
        <draw:connector draw:style-name="gr14" draw:text-style-name="P10" draw:layer="layout" draw:line-skew="-0.5cm" svg:x1="21.088cm" svg:y1="22.5cm" svg:x2="27.088cm" svg:y2="17.5cm" draw:start-shape="id15" draw:end-shape="id17" draw:end-glue-point="3" svg:d="M21088 22500h2500v-5000h3500" svg:viewBox="0 0 6001 5001">
          <text:p/>
        </draw:connector>
        <draw:connector draw:style-name="gr8" draw:text-style-name="P10" draw:layer="layout" svg:x1="31.088cm" svg:y1="26.5cm" svg:x2="37.088cm" svg:y2="26.5cm" draw:start-shape="id16" draw:end-shape="id19" svg:d="M31088 26500h6000" svg:viewBox="0 0 6001 1">
          <text:p/>
        </draw:connector>
        <draw:line draw:style-name="gr9" draw:text-style-name="P10" draw:layer="layout" svg:x1="31.088cm" svg:y1="17.5cm" svg:x2="37.088cm" svg:y2="26.5cm">
          <text:p/>
        </draw:line>
        <draw:connector draw:style-name="gr8" draw:text-style-name="P10" draw:layer="layout" svg:x1="21.088cm" svg:y1="7.5cm" svg:x2="39.088cm" svg:y2="16cm" draw:start-shape="id13" draw:start-glue-point="1" draw:end-shape="id18" draw:end-glue-point="4" svg:d="M21088 7500h18000v8500" svg:viewBox="0 0 18001 8501">
          <text:p/>
        </draw:connector>
        <draw:custom-shape draw:style-name="gr2" draw:text-style-name="P4" xml:id="id13" draw:id="id13" draw:layer="layout" svg:width="4cm" svg:height="3cm" svg:x="17.088cm" svg:y="6cm">
          <text:p text:style-name="P3">Brows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cm" svg:height="2.75cm" svg:x="17.5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4cm" svg:height="3cm" svg:x="7.071cm" svg:y="20cm">
          <text:p text:style-name="P3">Frontend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cm" svg:height="0.962cm" svg:x="9.338cm" svg:y="16.25cm">
          <draw:text-box>
            <text:p>80</text:p>
          </draw:text-box>
        </draw:frame>
        <draw:frame draw:style-name="gr3" draw:text-style-name="P7" draw:layer="layout" svg:width="2cm" svg:height="0.962cm" svg:x="9.25cm" svg:y="15.038cm">
          <draw:text-box>
            <text:p>8100</text:p>
          </draw:text-box>
        </draw:frame>
        <draw:custom-shape draw:style-name="gr20" draw:text-style-name="P8" draw:layer="layout" svg:width="2cm" svg:height="2cm" svg:x="8cm" svg:y="12.25cm">
          <text:p text:style-name="P3">ELB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cm" svg:height="2cm" svg:x="18cm" svg:y="12.25cm">
          <text:p text:style-name="P3">EL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8:16:02.692963583</meta:creation-date>
    <dc:date>2021-06-13T23:39:36.363313784</dc:date>
    <meta:editing-duration>PT1H45M35S</meta:editing-duration>
    <meta:editing-cycles>3</meta:editing-cycles>
    <meta:generator>LibreOffice/6.4.7.2$Linux_X86_64 LibreOffice_project/40$Build-2</meta:generator>
    <meta:document-statistic meta:object-count="82"/>
  </office:meta>
</office:document-meta>
</file>